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fo:min-height="0.608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1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884cm" svg:height="1.98cm" svg:x="22.846cm" svg:y="7.006cm">
          <text:p text:style-name="P1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4.884cm" svg:height="1.98cm" svg:x="3.64cm" svg:y="7.534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884cm" svg:height="1.98cm" svg:x="3.64cm" svg:y="11.89cm">
          <text:p text:style-name="P1">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84cm" svg:height="1.98cm" svg:x="14.794cm" svg:y="9.712cm">
          <text:p text:style-name="P1">Per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4.884cm" svg:height="1.98cm" svg:x="22.846cm" svg:y="12.418cm">
          <text:p text:style-name="P1">AccessM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95cm" svg:height="1.254cm" svg:x="7.204cm" svg:y="4.432cm">
          <text:p text:style-name="P1">passwordSha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5cm" svg:height="1.254cm" svg:x="1.528cm" svg:y="4.432cm">
          <text:p text:style-name="P1">log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82cm" svg:y1="7.534cm" svg:x2="4.003cm" svg:y2="5.686cm" draw:start-shape="id1" draw:start-glue-point="0" draw:end-shape="id2" draw:end-glue-point="2" svg:d="m6082 7534v-924h-2079v-924" svg:viewBox="0 0 2080 1849">
          <text:p/>
        </draw:connector>
        <draw:connector draw:style-name="gr3" draw:text-style-name="P1" draw:layer="layout" svg:x1="6.082cm" svg:y1="7.534cm" svg:x2="9.679cm" svg:y2="5.686cm" draw:start-shape="id1" draw:start-glue-point="0" draw:end-shape="id3" draw:end-glue-point="2" svg:d="m6082 7534v-924h3597v-924" svg:viewBox="0 0 3598 1849">
          <text:p/>
        </draw:connector>
        <draw:connector draw:style-name="gr3" draw:text-style-name="P1" draw:layer="layout" svg:x1="6.082cm" svg:y1="9.514cm" svg:x2="6.082cm" svg:y2="11.89cm" draw:start-shape="id1" draw:start-glue-point="2" draw:end-shape="id4" svg:d="m6082 9514v2376" svg:viewBox="0 0 1 2377">
          <text:p/>
        </draw:connector>
        <draw:connector draw:style-name="gr3" draw:text-style-name="P1" draw:layer="layout" svg:x1="8.524cm" svg:y1="8.524cm" svg:x2="14.794cm" svg:y2="10.702cm" draw:start-shape="id1" draw:start-glue-point="1" draw:end-shape="id5" draw:end-glue-point="3" svg:d="m8524 8524h3136v2178h3134" svg:viewBox="0 0 6271 2179">
          <text:p/>
        </draw:connector>
        <draw:connector draw:style-name="gr3" draw:text-style-name="P1" draw:layer="layout" svg:x1="8.524cm" svg:y1="12.88cm" svg:x2="14.794cm" svg:y2="10.702cm" draw:start-shape="id4" draw:start-glue-point="1" draw:end-shape="id5" draw:end-glue-point="3" svg:d="m8524 12880h3136v-2178h3134" svg:viewBox="0 0 6271 2179">
          <text:p/>
        </draw:connector>
        <draw:connector draw:style-name="gr3" draw:text-style-name="P1" draw:layer="layout" svg:x1="19.678cm" svg:y1="10.702cm" svg:x2="22.846cm" svg:y2="7.996cm" draw:start-shape="id5" draw:start-glue-point="1" draw:end-shape="id6" draw:end-glue-point="3" svg:d="m19678 10702h1585v-2706h1583" svg:viewBox="0 0 3169 2707">
          <text:p/>
        </draw:connector>
        <draw:connector draw:style-name="gr3" draw:text-style-name="P1" draw:layer="layout" svg:x1="19.678cm" svg:y1="10.702cm" svg:x2="22.846cm" svg:y2="13.408cm" draw:start-shape="id5" draw:start-glue-point="1" draw:end-shape="id7" draw:end-glue-point="3" svg:d="m19678 10702h1585v2706h1583" svg:viewBox="0 0 3169 2707">
          <text:p/>
        </draw:connector>
        <draw:frame draw:style-name="gr4" draw:layer="layout" svg:width="1.914cm" svg:height="0.962cm" svg:x="2.782cm" svg:y="6.082cm">
          <draw:text-box>
            <text:p>login</text:p>
          </draw:text-box>
        </draw:frame>
        <draw:frame draw:style-name="gr5" draw:layer="layout" svg:width="4.689cm" svg:height="0.962cm" svg:x="8.062cm" svg:y="6.016cm">
          <draw:text-box>
            <text:p>passwordSha1</text:p>
          </draw:text-box>
        </draw:frame>
        <draw:frame draw:style-name="gr5" draw:layer="layout" svg:width="2.822cm" svg:height="0.962cm" svg:x="4.828cm" svg:y="10.042cm">
          <draw:text-box>
            <text:p>hasRole</text:p>
          </draw:text-box>
        </draw:frame>
        <draw:frame draw:style-name="gr5" draw:layer="layout" svg:width="4.655cm" svg:height="0.962cm" svg:x="9.347cm" svg:y="10.136cm">
          <draw:text-box>
            <text:p>hasPermission</text:p>
          </draw:text-box>
        </draw:frame>
        <draw:frame draw:style-name="gr5" draw:layer="layout" svg:width="2.369cm" svg:height="0.962cm" svg:x="20.081cm" svg:y="8.75cm">
          <draw:text-box>
            <text:p>covers</text:p>
          </draw:text-box>
        </draw:frame>
        <draw:frame draw:style-name="gr5" draw:layer="layout" svg:width="3.106cm" svg:height="0.962cm" svg:x="19.942cm" svg:y="11.362cm">
          <draw:text-box>
            <text:p>hasMode</text:p>
          </draw:text-box>
        </draw:frame>
        <draw:frame draw:style-name="gr6" draw:text-style-name="P2" draw:layer="layout" svg:width="11.748cm" svg:height="1.386cm" svg:x="9.316cm" svg:y="1.792cm">
          <draw:text-box>
            <text:p text:style-name="P2"><text:span text:style-name="T1">User Management 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ny Ayers</meta:initial-creator>
    <meta:creation-date>2013-05-28T11:57:31</meta:creation-date>
    <dc:date>2013-05-28T12:19:54</dc:date>
    <dc:creator>Danny Ayers</dc:creator>
    <meta:editing-duration>PT7M10S</meta:editing-duration>
    <meta:editing-cycles>2</meta:editing-cycles>
    <meta:generator>LibreOffice/4.0.2.2$Linux_x86 LibreOffice_project/400m0$Build-2</meta:generator>
    <meta:document-statistic meta:object-count="21"/>
  </office:meta>
</office:document-meta>
</file>